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4823">
            <text:p>Poz-4823</text:p>
          </table:table-cell>
          <table:table-cell office:value-type="float" office:value="60.35">
            <text:p>60.35</text:p>
          </table:table-cell>
          <table:table-cell office:value-type="float" office:value="4.9943333333333335">
            <text:p>4.9943333333333335</text:p>
          </table:table-cell>
          <table:table-cell office:value-type="float" office:value="12040.0">
            <text:p>12040.0</text:p>
          </table:table-cell>
          <table:table-cell office:value-type="float" office:value="60.0">
            <text:p>60.0</text:p>
          </table:table-cell>
          <table:table-cell office:value-type="string" office:value="Racomitrium; leaf fragments">
            <text:p>Racomitrium; leaf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24.3">
            <text:p>24.3</text:p>
          </table:table-cell>
          <table:table-cell office:value-type="float" office:value="1.26">
            <text:p>1.26</text:p>
          </table:table-cell>
          <table:table-cell office:value-type="float" office:value="1.2617124548599674">
            <text:p>1.2617124548599674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4908">
            <text:p>Poz-4908</text:p>
          </table:table-cell>
          <table:table-cell office:value-type="float" office:value="60.35">
            <text:p>60.35</text:p>
          </table:table-cell>
          <table:table-cell office:value-type="float" office:value="4.9943333333333335">
            <text:p>4.9943333333333335</text:p>
          </table:table-cell>
          <table:table-cell office:value-type="float" office:value="10700.0">
            <text:p>10700.0</text:p>
          </table:table-cell>
          <table:table-cell office:value-type="float" office:value="70.0">
            <text:p>70.0</text:p>
          </table:table-cell>
          <table:table-cell office:value-type="string" office:value="Dryas and S. herbacea leaves; Racomitrium">
            <text:p>Dryas and S. herbacea leaves; Racomitrium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24.3">
            <text:p>24.3</text:p>
          </table:table-cell>
          <table:table-cell office:value-type="float" office:value="1.26">
            <text:p>1.26</text:p>
          </table:table-cell>
          <table:table-cell office:value-type="float" office:value="1.2617124548599674">
            <text:p>1.2617124548599674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4909">
            <text:p>Poz-4909</text:p>
          </table:table-cell>
          <table:table-cell office:value-type="float" office:value="60.35">
            <text:p>60.35</text:p>
          </table:table-cell>
          <table:table-cell office:value-type="float" office:value="4.9943333333333335">
            <text:p>4.9943333333333335</text:p>
          </table:table-cell>
          <table:table-cell office:value-type="float" office:value="11310.0">
            <text:p>11310.0</text:p>
          </table:table-cell>
          <table:table-cell office:value-type="float" office:value="70.0">
            <text:p>70.0</text:p>
          </table:table-cell>
          <table:table-cell office:value-type="string" office:value="S. herbacea leaves; twigs; Racomitrium, Polytricum">
            <text:p>S. herbacea leaves; twigs; Racomitrium, Polytricum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4.32">
            <text:p>24.32</text:p>
          </table:table-cell>
          <table:table-cell office:value-type="float" office:value="1.42">
            <text:p>1.42</text:p>
          </table:table-cell>
          <table:table-cell office:value-type="float" office:value="1.4237409958427805">
            <text:p>1.4237409958427805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4922">
            <text:p>Poz-4922</text:p>
          </table:table-cell>
          <table:table-cell office:value-type="float" office:value="60.35">
            <text:p>60.35</text:p>
          </table:table-cell>
          <table:table-cell office:value-type="float" office:value="4.9943333333333335">
            <text:p>4.9943333333333335</text:p>
          </table:table-cell>
          <table:table-cell office:value-type="float" office:value="11830.0">
            <text:p>11830.0</text:p>
          </table:table-cell>
          <table:table-cell office:value-type="float" office:value="60.0">
            <text:p>60.0</text:p>
          </table:table-cell>
          <table:table-cell office:value-type="string" office:value="Racomitrium; Polytricum; leaf stem">
            <text:p>Racomitrium; Polytricum; leaf stem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4.32">
            <text:p>24.32</text:p>
          </table:table-cell>
          <table:table-cell office:value-type="float" office:value="1.42">
            <text:p>1.42</text:p>
          </table:table-cell>
          <table:table-cell office:value-type="float" office:value="1.4237409958427805">
            <text:p>1.4237409958427805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4911">
            <text:p>Poz-4911</text:p>
          </table:table-cell>
          <table:table-cell office:value-type="float" office:value="60.35">
            <text:p>60.35</text:p>
          </table:table-cell>
          <table:table-cell office:value-type="float" office:value="4.9943333333333335">
            <text:p>4.9943333333333335</text:p>
          </table:table-cell>
          <table:table-cell office:value-type="float" office:value="11450.0">
            <text:p>11450.0</text:p>
          </table:table-cell>
          <table:table-cell office:value-type="float" office:value="60.0">
            <text:p>60.0</text:p>
          </table:table-cell>
          <table:table-cell office:value-type="string" office:value="S. herbacea leaves (4); Racomitrium; leaf fragments">
            <text:p>S. herbacea leaves (4); Racomitrium; leaf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4.32">
            <text:p>24.32</text:p>
          </table:table-cell>
          <table:table-cell office:value-type="float" office:value="1.42">
            <text:p>1.42</text:p>
          </table:table-cell>
          <table:table-cell office:value-type="float" office:value="1.4237409958427805">
            <text:p>1.4237409958427805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5095">
            <text:p>Poz-5095</text:p>
          </table:table-cell>
          <table:table-cell office:value-type="float" office:value="60.35">
            <text:p>60.35</text:p>
          </table:table-cell>
          <table:table-cell office:value-type="float" office:value="4.9943333333333335">
            <text:p>4.9943333333333335</text:p>
          </table:table-cell>
          <table:table-cell office:value-type="float" office:value="11320.0">
            <text:p>11320.0</text:p>
          </table:table-cell>
          <table:table-cell office:value-type="float" office:value="60.0">
            <text:p>60.0</text:p>
          </table:table-cell>
          <table:table-cell office:value-type="string" office:value="Racomitrium; bud scale; leaf fragments">
            <text:p>Racomitrium; bud scale; leaf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4.32">
            <text:p>24.32</text:p>
          </table:table-cell>
          <table:table-cell office:value-type="float" office:value="1.42">
            <text:p>1.42</text:p>
          </table:table-cell>
          <table:table-cell office:value-type="float" office:value="1.4237409958427805">
            <text:p>1.4237409958427805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4912">
            <text:p>Poz-4912</text:p>
          </table:table-cell>
          <table:table-cell office:value-type="float" office:value="60.35">
            <text:p>60.35</text:p>
          </table:table-cell>
          <table:table-cell office:value-type="float" office:value="4.9943333333333335">
            <text:p>4.9943333333333335</text:p>
          </table:table-cell>
          <table:table-cell office:value-type="float" office:value="11430.0">
            <text:p>11430.0</text:p>
          </table:table-cell>
          <table:table-cell office:value-type="float" office:value="60.0">
            <text:p>60.0</text:p>
          </table:table-cell>
          <table:table-cell office:value-type="string" office:value="Racomitrium; S. herbacea leaves; leaf fragments">
            <text:p>Racomitrium; S. herbacea leaves; leaf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4.32">
            <text:p>24.32</text:p>
          </table:table-cell>
          <table:table-cell office:value-type="float" office:value="1.42">
            <text:p>1.42</text:p>
          </table:table-cell>
          <table:table-cell office:value-type="float" office:value="1.4237409958427805">
            <text:p>1.4237409958427805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Lu-1360a">
            <text:p>Lu-1360a</text:p>
          </table:table-cell>
          <table:table-cell office:value-type="float" office:value="60.2633">
            <text:p>60.2633</text:p>
          </table:table-cell>
          <table:table-cell office:value-type="float" office:value="4.98">
            <text:p>4.98</text:p>
          </table:table-cell>
          <table:table-cell office:value-type="float" office:value="8060.0">
            <text:p>8060.0</text:p>
          </table:table-cell>
          <table:table-cell office:value-type="float" office:value="170.0">
            <text:p>17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62">
            <text:p>7.62</text:p>
          </table:table-cell>
          <table:table-cell office:value-type="float" office:value="1.28">
            <text:p>1.28</text:p>
          </table:table-cell>
          <table:table-cell office:value-type="float" office:value="1.2774381900507759">
            <text:p>1.2774381900507759</text:p>
          </table:table-cell>
          <table:table-cell office:value-type="string" office:value="StabellKrzywinski1978,LohneEtal2007,CreelEtal2022">
            <text:p>StabellKrzywinski1978,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4914">
            <text:p>Poz-4914</text:p>
          </table:table-cell>
          <table:table-cell office:value-type="float" office:value="60.35">
            <text:p>60.35</text:p>
          </table:table-cell>
          <table:table-cell office:value-type="float" office:value="4.9943333333333335">
            <text:p>4.9943333333333335</text:p>
          </table:table-cell>
          <table:table-cell office:value-type="float" office:value="11470.0">
            <text:p>11470.0</text:p>
          </table:table-cell>
          <table:table-cell office:value-type="float" office:value="60.0">
            <text:p>60.0</text:p>
          </table:table-cell>
          <table:table-cell office:value-type="string" office:value="Racomitrium; S. herbacea leaf; leaf fragments">
            <text:p>Racomitrium; S. herbacea leaf; leaf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4.32">
            <text:p>24.32</text:p>
          </table:table-cell>
          <table:table-cell office:value-type="float" office:value="1.42">
            <text:p>1.42</text:p>
          </table:table-cell>
          <table:table-cell office:value-type="float" office:value="1.4237409958427805">
            <text:p>1.4237409958427805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4915">
            <text:p>Poz-4915</text:p>
          </table:table-cell>
          <table:table-cell office:value-type="float" office:value="60.35">
            <text:p>60.35</text:p>
          </table:table-cell>
          <table:table-cell office:value-type="float" office:value="4.9943333333333335">
            <text:p>4.9943333333333335</text:p>
          </table:table-cell>
          <table:table-cell office:value-type="float" office:value="11560.0">
            <text:p>11560.0</text:p>
          </table:table-cell>
          <table:table-cell office:value-type="float" office:value="60.0">
            <text:p>60.0</text:p>
          </table:table-cell>
          <table:table-cell office:value-type="string" office:value="Racomitrium; leaf fragments">
            <text:p>Racomitrium; leaf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4.32">
            <text:p>24.32</text:p>
          </table:table-cell>
          <table:table-cell office:value-type="float" office:value="1.42">
            <text:p>1.42</text:p>
          </table:table-cell>
          <table:table-cell office:value-type="float" office:value="1.4237409958427805">
            <text:p>1.4237409958427805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Lu-1361a">
            <text:p>Lu-1361a</text:p>
          </table:table-cell>
          <table:table-cell office:value-type="float" office:value="60.2633">
            <text:p>60.2633</text:p>
          </table:table-cell>
          <table:table-cell office:value-type="float" office:value="4.98">
            <text:p>4.98</text:p>
          </table:table-cell>
          <table:table-cell office:value-type="float" office:value="9340.0">
            <text:p>9340.0</text:p>
          </table:table-cell>
          <table:table-cell office:value-type="float" office:value="180.0">
            <text:p>18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62">
            <text:p>7.62</text:p>
          </table:table-cell>
          <table:table-cell office:value-type="float" office:value="1.28">
            <text:p>1.28</text:p>
          </table:table-cell>
          <table:table-cell office:value-type="float" office:value="1.2774381900507759">
            <text:p>1.2774381900507759</text:p>
          </table:table-cell>
          <table:table-cell office:value-type="string" office:value="StabellKrzywinski1978,LohneEtal2007,CreelEtal2022">
            <text:p>StabellKrzywinski1978,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Lu-1583a">
            <text:p>Lu-1583a</text:p>
          </table:table-cell>
          <table:table-cell office:value-type="float" office:value="60.24">
            <text:p>60.24</text:p>
          </table:table-cell>
          <table:table-cell office:value-type="float" office:value="5.17">
            <text:p>5.17</text:p>
          </table:table-cell>
          <table:table-cell office:value-type="float" office:value="3600.0">
            <text:p>3600.0</text:p>
          </table:table-cell>
          <table:table-cell office:value-type="float" office:value="110.0">
            <text:p>11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32">
            <text:p>7.32</text:p>
          </table:table-cell>
          <table:table-cell office:value-type="float" office:value="1.28">
            <text:p>1.28</text:p>
          </table:table-cell>
          <table:table-cell office:value-type="float" office:value="1.2796397626102618">
            <text:p>1.2796397626102618</text:p>
          </table:table-cell>
          <table:table-cell office:value-type="string" office:value="Haakansson1980,CreelEtal2022">
            <text:p>Haakansson1980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Lu-1582a">
            <text:p>Lu-1582a</text:p>
          </table:table-cell>
          <table:table-cell office:value-type="float" office:value="60.2417">
            <text:p>60.2417</text:p>
          </table:table-cell>
          <table:table-cell office:value-type="float" office:value="5.17">
            <text:p>5.17</text:p>
          </table:table-cell>
          <table:table-cell office:value-type="float" office:value="2860.0">
            <text:p>2860.0</text:p>
          </table:table-cell>
          <table:table-cell office:value-type="float" office:value="110.0">
            <text:p>11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72">
            <text:p>5.72</text:p>
          </table:table-cell>
          <table:table-cell office:value-type="float" office:value="1.28">
            <text:p>1.28</text:p>
          </table:table-cell>
          <table:table-cell office:value-type="float" office:value="1.2796837157655903">
            <text:p>1.2796837157655903</text:p>
          </table:table-cell>
          <table:table-cell office:value-type="string" office:value="Haakansson1980,CreelEtal2022">
            <text:p>Haakansson1980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4910">
            <text:p>Poz-4910</text:p>
          </table:table-cell>
          <table:table-cell office:value-type="float" office:value="60.35">
            <text:p>60.35</text:p>
          </table:table-cell>
          <table:table-cell office:value-type="float" office:value="4.9943333333333335">
            <text:p>4.9943333333333335</text:p>
          </table:table-cell>
          <table:table-cell office:value-type="float" office:value="11310.0">
            <text:p>11310.0</text:p>
          </table:table-cell>
          <table:table-cell office:value-type="float" office:value="60.0">
            <text:p>60.0</text:p>
          </table:table-cell>
          <table:table-cell office:value-type="string" office:value="Racomitrium; fragments of S. herbacea leaves">
            <text:p>Racomitrium; fragments of S. herbacea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4.32">
            <text:p>24.32</text:p>
          </table:table-cell>
          <table:table-cell office:value-type="float" office:value="1.42">
            <text:p>1.42</text:p>
          </table:table-cell>
          <table:table-cell office:value-type="float" office:value="1.4237409958427805">
            <text:p>1.4237409958427805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Lu-1580a">
            <text:p>Lu-1580a</text:p>
          </table:table-cell>
          <table:table-cell office:value-type="float" office:value="60.2367">
            <text:p>60.2367</text:p>
          </table:table-cell>
          <table:table-cell office:value-type="float" office:value="5.18">
            <text:p>5.18</text:p>
          </table:table-cell>
          <table:table-cell office:value-type="float" office:value="7330.0">
            <text:p>7330.0</text:p>
          </table:table-cell>
          <table:table-cell office:value-type="float" office:value="75.0">
            <text:p>75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3.02">
            <text:p>13.02</text:p>
          </table:table-cell>
          <table:table-cell office:value-type="float" office:value="1.34">
            <text:p>1.34</text:p>
          </table:table-cell>
          <table:table-cell office:value-type="float" office:value="1.335941564130014">
            <text:p>1.335941564130014</text:p>
          </table:table-cell>
          <table:table-cell office:value-type="string" office:value="Haakansson1980,CreelEtal2022">
            <text:p>Haakansson1980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4814">
            <text:p>Poz-4814</text:p>
          </table:table-cell>
          <table:table-cell office:value-type="float" office:value="60.206833333333336">
            <text:p>60.206833333333336</text:p>
          </table:table-cell>
          <table:table-cell office:value-type="float" office:value="5.0855">
            <text:p>5.0855</text:p>
          </table:table-cell>
          <table:table-cell office:value-type="float" office:value="11070.0">
            <text:p>11070.0</text:p>
          </table:table-cell>
          <table:table-cell office:value-type="float" office:value="50.0">
            <text:p>50.0</text:p>
          </table:table-cell>
          <table:table-cell office:value-type="string" office:value="S. polaris ; Racomitrium">
            <text:p>S. polaris ; Racomitrium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9.12">
            <text:p>29.12</text:p>
          </table:table-cell>
          <table:table-cell office:value-type="float" office:value="1.41">
            <text:p>1.41</text:p>
          </table:table-cell>
          <table:table-cell office:value-type="float" office:value="1.4148580816434582">
            <text:p>1.4148580816434582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4813">
            <text:p>Poz-4813</text:p>
          </table:table-cell>
          <table:table-cell office:value-type="float" office:value="60.206833333333336">
            <text:p>60.206833333333336</text:p>
          </table:table-cell>
          <table:table-cell office:value-type="float" office:value="5.0855">
            <text:p>5.0855</text:p>
          </table:table-cell>
          <table:table-cell office:value-type="float" office:value="11080.0">
            <text:p>11080.0</text:p>
          </table:table-cell>
          <table:table-cell office:value-type="float" office:value="60.0">
            <text:p>60.0</text:p>
          </table:table-cell>
          <table:table-cell office:value-type="string" office:value="Bud scales (2); Racomitrium; twig">
            <text:p>Bud scales (2); Racomitrium; twig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9.12">
            <text:p>29.12</text:p>
          </table:table-cell>
          <table:table-cell office:value-type="float" office:value="1.41">
            <text:p>1.41</text:p>
          </table:table-cell>
          <table:table-cell office:value-type="float" office:value="1.4148580816434582">
            <text:p>1.4148580816434582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4812">
            <text:p>Poz-4812</text:p>
          </table:table-cell>
          <table:table-cell office:value-type="float" office:value="60.206833333333336">
            <text:p>60.206833333333336</text:p>
          </table:table-cell>
          <table:table-cell office:value-type="float" office:value="5.0855">
            <text:p>5.0855</text:p>
          </table:table-cell>
          <table:table-cell office:value-type="float" office:value="10820.0">
            <text:p>10820.0</text:p>
          </table:table-cell>
          <table:table-cell office:value-type="float" office:value="60.0">
            <text:p>60.0</text:p>
          </table:table-cell>
          <table:table-cell office:value-type="string" office:value="S. herbacea; Racomitrium; twig">
            <text:p>S. herbacea; Racomitrium; twig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29.1">
            <text:p>29.1</text:p>
          </table:table-cell>
          <table:table-cell office:value-type="float" office:value="1.29">
            <text:p>1.29</text:p>
          </table:table-cell>
          <table:table-cell office:value-type="float" office:value="1.2892780156369772">
            <text:p>1.2892780156369772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4811">
            <text:p>Poz-4811</text:p>
          </table:table-cell>
          <table:table-cell office:value-type="float" office:value="60.206833333333336">
            <text:p>60.206833333333336</text:p>
          </table:table-cell>
          <table:table-cell office:value-type="float" office:value="5.0855">
            <text:p>5.0855</text:p>
          </table:table-cell>
          <table:table-cell office:value-type="float" office:value="10370.0">
            <text:p>10370.0</text:p>
          </table:table-cell>
          <table:table-cell office:value-type="float" office:value="50.0">
            <text:p>50.0</text:p>
          </table:table-cell>
          <table:table-cell office:value-type="string" office:value="S. herbacea; Racomitrium">
            <text:p>S. herbacea; Racomitrium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29.1">
            <text:p>29.1</text:p>
          </table:table-cell>
          <table:table-cell office:value-type="float" office:value="1.29">
            <text:p>1.29</text:p>
          </table:table-cell>
          <table:table-cell office:value-type="float" office:value="1.2892780156369772">
            <text:p>1.2892780156369772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Lu-1359a">
            <text:p>Lu-1359a</text:p>
          </table:table-cell>
          <table:table-cell office:value-type="float" office:value="60.2633">
            <text:p>60.2633</text:p>
          </table:table-cell>
          <table:table-cell office:value-type="float" office:value="4.98">
            <text:p>4.98</text:p>
          </table:table-cell>
          <table:table-cell office:value-type="float" office:value="4340.0">
            <text:p>4340.0</text:p>
          </table:table-cell>
          <table:table-cell office:value-type="float" office:value="120.0">
            <text:p>12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62">
            <text:p>7.62</text:p>
          </table:table-cell>
          <table:table-cell office:value-type="float" office:value="1.28">
            <text:p>1.28</text:p>
          </table:table-cell>
          <table:table-cell office:value-type="float" office:value="1.2774381900507759">
            <text:p>1.2774381900507759</text:p>
          </table:table-cell>
          <table:table-cell office:value-type="string" office:value="StabellKrzywinski1978,LohneEtal2007,CreelEtal2022">
            <text:p>StabellKrzywinski1978,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4818">
            <text:p>Poz-4818</text:p>
          </table:table-cell>
          <table:table-cell office:value-type="float" office:value="60.206833333333336">
            <text:p>60.206833333333336</text:p>
          </table:table-cell>
          <table:table-cell office:value-type="float" office:value="5.0855">
            <text:p>5.0855</text:p>
          </table:table-cell>
          <table:table-cell office:value-type="float" office:value="12270.0">
            <text:p>12270.0</text:p>
          </table:table-cell>
          <table:table-cell office:value-type="float" office:value="60.0">
            <text:p>60.0</text:p>
          </table:table-cell>
          <table:table-cell office:value-type="string" office:value="Leaf fragments; mosses">
            <text:p>Leaf fragments; moss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29.1">
            <text:p>29.1</text:p>
          </table:table-cell>
          <table:table-cell office:value-type="float" office:value="1.29">
            <text:p>1.29</text:p>
          </table:table-cell>
          <table:table-cell office:value-type="float" office:value="1.2892780156369772">
            <text:p>1.2892780156369772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4819">
            <text:p>Poz-4819</text:p>
          </table:table-cell>
          <table:table-cell office:value-type="float" office:value="60.35">
            <text:p>60.35</text:p>
          </table:table-cell>
          <table:table-cell office:value-type="float" office:value="4.9943333333333335">
            <text:p>4.9943333333333335</text:p>
          </table:table-cell>
          <table:table-cell office:value-type="float" office:value="11310.0">
            <text:p>11310.0</text:p>
          </table:table-cell>
          <table:table-cell office:value-type="float" office:value="60.0">
            <text:p>60.0</text:p>
          </table:table-cell>
          <table:table-cell office:value-type="string" office:value="Racomitrium; Polytricum; leaf fragments">
            <text:p>Racomitrium; Polytricum; leaf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4.32">
            <text:p>24.32</text:p>
          </table:table-cell>
          <table:table-cell office:value-type="float" office:value="1.42">
            <text:p>1.42</text:p>
          </table:table-cell>
          <table:table-cell office:value-type="float" office:value="1.4237409958427805">
            <text:p>1.4237409958427805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4821">
            <text:p>Poz-4821</text:p>
          </table:table-cell>
          <table:table-cell office:value-type="float" office:value="60.35">
            <text:p>60.35</text:p>
          </table:table-cell>
          <table:table-cell office:value-type="float" office:value="4.9943333333333335">
            <text:p>4.9943333333333335</text:p>
          </table:table-cell>
          <table:table-cell office:value-type="float" office:value="11720.0">
            <text:p>11720.0</text:p>
          </table:table-cell>
          <table:table-cell office:value-type="float" office:value="60.0">
            <text:p>60.0</text:p>
          </table:table-cell>
          <table:table-cell office:value-type="string" office:value="Racomitrium; Polytricum; leaf fragments">
            <text:p>Racomitrium; Polytricum; leaf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4.32">
            <text:p>24.32</text:p>
          </table:table-cell>
          <table:table-cell office:value-type="float" office:value="1.42">
            <text:p>1.42</text:p>
          </table:table-cell>
          <table:table-cell office:value-type="float" office:value="1.4237409958427805">
            <text:p>1.4237409958427805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Lu-1527a">
            <text:p>Lu-1527a</text:p>
          </table:table-cell>
          <table:table-cell office:value-type="float" office:value="60.4067">
            <text:p>60.4067</text:p>
          </table:table-cell>
          <table:table-cell office:value-type="float" office:value="4.99">
            <text:p>4.99</text:p>
          </table:table-cell>
          <table:table-cell office:value-type="float" office:value="2240.0">
            <text:p>2240.0</text:p>
          </table:table-cell>
          <table:table-cell office:value-type="float" office:value="110.0">
            <text:p>11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62">
            <text:p>3.62</text:p>
          </table:table-cell>
          <table:table-cell office:value-type="float" office:value="1.34">
            <text:p>1.34</text:p>
          </table:table-cell>
          <table:table-cell office:value-type="float" office:value="1.3360870742582924">
            <text:p>1.3360870742582924</text:p>
          </table:table-cell>
          <table:table-cell office:value-type="string" office:value="StabellKrzywinski1978,LohneEtal2007,CreelEtal2022">
            <text:p>StabellKrzywinski1978,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Lu-1528a">
            <text:p>Lu-1528a</text:p>
          </table:table-cell>
          <table:table-cell office:value-type="float" office:value="60.2617">
            <text:p>60.2617</text:p>
          </table:table-cell>
          <table:table-cell office:value-type="float" office:value="4.97">
            <text:p>4.97</text:p>
          </table:table-cell>
          <table:table-cell office:value-type="float" office:value="2490.0">
            <text:p>2490.0</text:p>
          </table:table-cell>
          <table:table-cell office:value-type="float" office:value="110.0">
            <text:p>11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52">
            <text:p>3.52</text:p>
          </table:table-cell>
          <table:table-cell office:value-type="float" office:value="1.28">
            <text:p>1.28</text:p>
          </table:table-cell>
          <table:table-cell office:value-type="float" office:value="1.2779922115530253">
            <text:p>1.2779922115530253</text:p>
          </table:table-cell>
          <table:table-cell office:value-type="string" office:value="StabellKrzywinski1978,LohneEtal2007,CreelEtal2022">
            <text:p>StabellKrzywinski1978,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Lu-1529a">
            <text:p>Lu-1529a</text:p>
          </table:table-cell>
          <table:table-cell office:value-type="float" office:value="60.3867">
            <text:p>60.3867</text:p>
          </table:table-cell>
          <table:table-cell office:value-type="float" office:value="5.0">
            <text:p>5.0</text:p>
          </table:table-cell>
          <table:table-cell office:value-type="float" office:value="10260.0">
            <text:p>10260.0</text:p>
          </table:table-cell>
          <table:table-cell office:value-type="float" office:value="100.0">
            <text:p>10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2.52">
            <text:p>32.52</text:p>
          </table:table-cell>
          <table:table-cell office:value-type="float" office:value="1.5">
            <text:p>1.5</text:p>
          </table:table-cell>
          <table:table-cell office:value-type="float" office:value="1.4951652528254935">
            <text:p>1.4951652528254935</text:p>
          </table:table-cell>
          <table:table-cell office:value-type="string" office:value="KrzywinskiStabell1984,LohneEtal2007,CreelEtal2022">
            <text:p>KrzywinskiStabell1984,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Lu-1503a">
            <text:p>Lu-1503a</text:p>
          </table:table-cell>
          <table:table-cell office:value-type="float" office:value="60.35">
            <text:p>60.35</text:p>
          </table:table-cell>
          <table:table-cell office:value-type="float" office:value="4.99">
            <text:p>4.99</text:p>
          </table:table-cell>
          <table:table-cell office:value-type="float" office:value="9920.0">
            <text:p>9920.0</text:p>
          </table:table-cell>
          <table:table-cell office:value-type="float" office:value="90.0">
            <text:p>9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4.02">
            <text:p>24.02</text:p>
          </table:table-cell>
          <table:table-cell office:value-type="float" office:value="1.42">
            <text:p>1.42</text:p>
          </table:table-cell>
          <table:table-cell office:value-type="float" office:value="1.4203183738892304">
            <text:p>1.4203183738892304</text:p>
          </table:table-cell>
          <table:table-cell office:value-type="string" office:value="KrzywinskiStabell1984,LohneEtal2007,CreelEtal2022">
            <text:p>KrzywinskiStabell1984,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Lu-1498a">
            <text:p>Lu-1498a</text:p>
          </table:table-cell>
          <table:table-cell office:value-type="float" office:value="60.3533">
            <text:p>60.3533</text:p>
          </table:table-cell>
          <table:table-cell office:value-type="float" office:value="4.99">
            <text:p>4.99</text:p>
          </table:table-cell>
          <table:table-cell office:value-type="float" office:value="9460.0">
            <text:p>9460.0</text:p>
          </table:table-cell>
          <table:table-cell office:value-type="float" office:value="90.0">
            <text:p>9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9.22">
            <text:p>9.22</text:p>
          </table:table-cell>
          <table:table-cell office:value-type="float" office:value="1.31">
            <text:p>1.31</text:p>
          </table:table-cell>
          <table:table-cell office:value-type="float" office:value="1.3142123662765752">
            <text:p>1.3142123662765752</text:p>
          </table:table-cell>
          <table:table-cell office:value-type="string" office:value="StabellKrzywinski1978,LohneEtal2007,CreelEtal2022">
            <text:p>StabellKrzywinski1978,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Lu-1496a">
            <text:p>Lu-1496a</text:p>
          </table:table-cell>
          <table:table-cell office:value-type="float" office:value="60.3533">
            <text:p>60.3533</text:p>
          </table:table-cell>
          <table:table-cell office:value-type="float" office:value="4.99">
            <text:p>4.99</text:p>
          </table:table-cell>
          <table:table-cell office:value-type="float" office:value="4880.0">
            <text:p>4880.0</text:p>
          </table:table-cell>
          <table:table-cell office:value-type="float" office:value="130.0">
            <text:p>13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9.22">
            <text:p>9.22</text:p>
          </table:table-cell>
          <table:table-cell office:value-type="float" office:value="1.31">
            <text:p>1.31</text:p>
          </table:table-cell>
          <table:table-cell office:value-type="float" office:value="1.3142123662765752">
            <text:p>1.3142123662765752</text:p>
          </table:table-cell>
          <table:table-cell office:value-type="string" office:value="StabellKrzywinski1978,LohneEtal2007,CreelEtal2022">
            <text:p>StabellKrzywinski1978,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Lu-1495a">
            <text:p>Lu-1495a</text:p>
          </table:table-cell>
          <table:table-cell office:value-type="float" office:value="60.3783">
            <text:p>60.3783</text:p>
          </table:table-cell>
          <table:table-cell office:value-type="float" office:value="4.98">
            <text:p>4.98</text:p>
          </table:table-cell>
          <table:table-cell office:value-type="float" office:value="2790.0">
            <text:p>2790.0</text:p>
          </table:table-cell>
          <table:table-cell office:value-type="float" office:value="110.0">
            <text:p>11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32">
            <text:p>5.32</text:p>
          </table:table-cell>
          <table:table-cell office:value-type="float" office:value="1.33">
            <text:p>1.33</text:p>
          </table:table-cell>
          <table:table-cell office:value-type="float" office:value="1.3262044410861127">
            <text:p>1.3262044410861127</text:p>
          </table:table-cell>
          <table:table-cell office:value-type="string" office:value="StabellKrzywinski1978,LohneEtal2007,CreelEtal2022">
            <text:p>StabellKrzywinski1978,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Lu-1552">
            <text:p>Lu-1552</text:p>
          </table:table-cell>
          <table:table-cell office:value-type="float" office:value="60.3767">
            <text:p>60.3767</text:p>
          </table:table-cell>
          <table:table-cell office:value-type="float" office:value="5.05">
            <text:p>5.05</text:p>
          </table:table-cell>
          <table:table-cell office:value-type="float" office:value="10870.0">
            <text:p>10870.0</text:p>
          </table:table-cell>
          <table:table-cell office:value-type="float" office:value="195.0">
            <text:p>195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37.51">
            <text:p>37.51</text:p>
          </table:table-cell>
          <table:table-cell office:value-type="float" office:value="1.34">
            <text:p>1.34</text:p>
          </table:table-cell>
          <table:table-cell office:value-type="float" office:value="1.342795462328527">
            <text:p>1.342795462328527</text:p>
          </table:table-cell>
          <table:table-cell office:value-type="string" office:value="KrzywinskiStabell1984,LohneEtal2007,CreelEtal2022">
            <text:p>KrzywinskiStabell1984,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Lu-1553a">
            <text:p>Lu-1553a</text:p>
          </table:table-cell>
          <table:table-cell office:value-type="float" office:value="60.3883">
            <text:p>60.3883</text:p>
          </table:table-cell>
          <table:table-cell office:value-type="float" office:value="4.98">
            <text:p>4.98</text:p>
          </table:table-cell>
          <table:table-cell office:value-type="float" office:value="6050.0">
            <text:p>6050.0</text:p>
          </table:table-cell>
          <table:table-cell office:value-type="float" office:value="140.0">
            <text:p>14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1.82">
            <text:p>11.82</text:p>
          </table:table-cell>
          <table:table-cell office:value-type="float" office:value="1.38">
            <text:p>1.38</text:p>
          </table:table-cell>
          <table:table-cell office:value-type="float" office:value="1.3760455924744377">
            <text:p>1.3760455924744377</text:p>
          </table:table-cell>
          <table:table-cell office:value-type="string" office:value="StabellKrzywinski1978,LohneEtal2007,CreelEtal2022">
            <text:p>StabellKrzywinski1978,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Lu-1581a">
            <text:p>Lu-1581a</text:p>
          </table:table-cell>
          <table:table-cell office:value-type="float" office:value="60.2367">
            <text:p>60.2367</text:p>
          </table:table-cell>
          <table:table-cell office:value-type="float" office:value="5.18">
            <text:p>5.18</text:p>
          </table:table-cell>
          <table:table-cell office:value-type="float" office:value="9420.0">
            <text:p>9420.0</text:p>
          </table:table-cell>
          <table:table-cell office:value-type="float" office:value="85.0">
            <text:p>85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3.02">
            <text:p>13.02</text:p>
          </table:table-cell>
          <table:table-cell office:value-type="float" office:value="1.34">
            <text:p>1.34</text:p>
          </table:table-cell>
          <table:table-cell office:value-type="float" office:value="1.335941564130014">
            <text:p>1.335941564130014</text:p>
          </table:table-cell>
          <table:table-cell office:value-type="string" office:value="Haakansson1980,LohneEtal2007,CreelEtal2022">
            <text:p>Haakansson1980,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Lu-1358a">
            <text:p>Lu-1358a</text:p>
          </table:table-cell>
          <table:table-cell office:value-type="float" office:value="60.2433">
            <text:p>60.2433</text:p>
          </table:table-cell>
          <table:table-cell office:value-type="float" office:value="5.0">
            <text:p>5.0</text:p>
          </table:table-cell>
          <table:table-cell office:value-type="float" office:value="4260.0">
            <text:p>4260.0</text:p>
          </table:table-cell>
          <table:table-cell office:value-type="float" office:value="120.0">
            <text:p>12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92">
            <text:p>7.92</text:p>
          </table:table-cell>
          <table:table-cell office:value-type="float" office:value="1.28">
            <text:p>1.28</text:p>
          </table:table-cell>
          <table:table-cell office:value-type="float" office:value="1.275308133007438">
            <text:p>1.275308133007438</text:p>
          </table:table-cell>
          <table:table-cell office:value-type="string" office:value="StabellKrzywinski1978,LohneEtal2007,CreelEtal2022">
            <text:p>StabellKrzywinski1978,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T-2889a">
            <text:p>T-2889a</text:p>
          </table:table-cell>
          <table:table-cell office:value-type="float" office:value="60.385">
            <text:p>60.385</text:p>
          </table:table-cell>
          <table:table-cell office:value-type="float" office:value="5.01">
            <text:p>5.01</text:p>
          </table:table-cell>
          <table:table-cell office:value-type="float" office:value="10150.0">
            <text:p>10150.0</text:p>
          </table:table-cell>
          <table:table-cell office:value-type="float" office:value="120.0">
            <text:p>12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4.72">
            <text:p>34.72</text:p>
          </table:table-cell>
          <table:table-cell office:value-type="float" office:value="1.51">
            <text:p>1.51</text:p>
          </table:table-cell>
          <table:table-cell office:value-type="float" office:value="1.5072777914553215">
            <text:p>1.5072777914553215</text:p>
          </table:table-cell>
          <table:table-cell office:value-type="string" office:value="KrzywinskiStabell1984,LohneEtal2007,CreelEtal2022">
            <text:p>KrzywinskiStabell1984,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Lu-1356a">
            <text:p>Lu-1356a</text:p>
          </table:table-cell>
          <table:table-cell office:value-type="float" office:value="60.2483">
            <text:p>60.2483</text:p>
          </table:table-cell>
          <table:table-cell office:value-type="float" office:value="5.03">
            <text:p>5.03</text:p>
          </table:table-cell>
          <table:table-cell office:value-type="float" office:value="3990.0">
            <text:p>3990.0</text:p>
          </table:table-cell>
          <table:table-cell office:value-type="float" office:value="120.0">
            <text:p>12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92">
            <text:p>6.92</text:p>
          </table:table-cell>
          <table:table-cell office:value-type="float" office:value="1.27">
            <text:p>1.27</text:p>
          </table:table-cell>
          <table:table-cell office:value-type="float" office:value="1.2738483341170406">
            <text:p>1.2738483341170406</text:p>
          </table:table-cell>
          <table:table-cell office:value-type="string" office:value="StabellKrzywinski1978,LohneEtal2007,CreelEtal2022">
            <text:p>StabellKrzywinski1978,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T-2888a">
            <text:p>T-2888a</text:p>
          </table:table-cell>
          <table:table-cell office:value-type="float" office:value="60.1817">
            <text:p>60.1817</text:p>
          </table:table-cell>
          <table:table-cell office:value-type="float" office:value="5.06">
            <text:p>5.06</text:p>
          </table:table-cell>
          <table:table-cell office:value-type="float" office:value="9470.0">
            <text:p>9470.0</text:p>
          </table:table-cell>
          <table:table-cell office:value-type="float" office:value="110.0">
            <text:p>11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2.62">
            <text:p>22.62</text:p>
          </table:table-cell>
          <table:table-cell office:value-type="float" office:value="1.38">
            <text:p>1.38</text:p>
          </table:table-cell>
          <table:table-cell office:value-type="float" office:value="1.3763468243016321">
            <text:p>1.3763468243016321</text:p>
          </table:table-cell>
          <table:table-cell office:value-type="string" office:value="KrzywinskiStabell1984,LohneEtal2007,CreelEtal2022">
            <text:p>KrzywinskiStabell1984,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4815">
            <text:p>Poz-4815</text:p>
          </table:table-cell>
          <table:table-cell office:value-type="float" office:value="60.206833333333336">
            <text:p>60.206833333333336</text:p>
          </table:table-cell>
          <table:table-cell office:value-type="float" office:value="5.0855">
            <text:p>5.0855</text:p>
          </table:table-cell>
          <table:table-cell office:value-type="float" office:value="11090.0">
            <text:p>11090.0</text:p>
          </table:table-cell>
          <table:table-cell office:value-type="float" office:value="60.0">
            <text:p>60.0</text:p>
          </table:table-cell>
          <table:table-cell office:value-type="string" office:value="S. polaris; Polytricum; Racomitrium">
            <text:p>S. polaris; Polytricum; Racomitrium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9.12">
            <text:p>29.12</text:p>
          </table:table-cell>
          <table:table-cell office:value-type="float" office:value="1.41">
            <text:p>1.41</text:p>
          </table:table-cell>
          <table:table-cell office:value-type="float" office:value="1.4148580816434582">
            <text:p>1.4148580816434582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T-2891a">
            <text:p>T-2891a</text:p>
          </table:table-cell>
          <table:table-cell office:value-type="float" office:value="60.4433">
            <text:p>60.4433</text:p>
          </table:table-cell>
          <table:table-cell office:value-type="float" office:value="5.0">
            <text:p>5.0</text:p>
          </table:table-cell>
          <table:table-cell office:value-type="float" office:value="9020.0">
            <text:p>9020.0</text:p>
          </table:table-cell>
          <table:table-cell office:value-type="float" office:value="200.0">
            <text:p>20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82">
            <text:p>4.82</text:p>
          </table:table-cell>
          <table:table-cell office:value-type="float" office:value="1.34">
            <text:p>1.34</text:p>
          </table:table-cell>
          <table:table-cell office:value-type="float" office:value="1.3442618400125044">
            <text:p>1.3442618400125044</text:p>
          </table:table-cell>
          <table:table-cell office:value-type="string" office:value="Kaland1984,CreelEtal2022">
            <text:p>Kaland1984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T-2892a">
            <text:p>T-2892a</text:p>
          </table:table-cell>
          <table:table-cell office:value-type="float" office:value="60.3767">
            <text:p>60.3767</text:p>
          </table:table-cell>
          <table:table-cell office:value-type="float" office:value="5.05">
            <text:p>5.05</text:p>
          </table:table-cell>
          <table:table-cell office:value-type="float" office:value="9980.0">
            <text:p>9980.0</text:p>
          </table:table-cell>
          <table:table-cell office:value-type="float" office:value="180.0">
            <text:p>18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8.22">
            <text:p>38.22</text:p>
          </table:table-cell>
          <table:table-cell office:value-type="float" office:value="1.53">
            <text:p>1.53</text:p>
          </table:table-cell>
          <table:table-cell office:value-type="float" office:value="1.5263879973813064">
            <text:p>1.5263879973813064</text:p>
          </table:table-cell>
          <table:table-cell office:value-type="string" office:value="KrzywinskiStabell1984,LohneEtal2007,CreelEtal2022">
            <text:p>KrzywinskiStabell1984,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T-2896a">
            <text:p>T-2896a</text:p>
          </table:table-cell>
          <table:table-cell office:value-type="float" office:value="60.1967">
            <text:p>60.1967</text:p>
          </table:table-cell>
          <table:table-cell office:value-type="float" office:value="5.06">
            <text:p>5.06</text:p>
          </table:table-cell>
          <table:table-cell office:value-type="float" office:value="12080.0">
            <text:p>12080.0</text:p>
          </table:table-cell>
          <table:table-cell office:value-type="float" office:value="210.0">
            <text:p>21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9.94">
            <text:p>29.94</text:p>
          </table:table-cell>
          <table:table-cell office:value-type="float" office:value="1.29">
            <text:p>1.29</text:p>
          </table:table-cell>
          <table:table-cell office:value-type="float" office:value="1.2947775563788824">
            <text:p>1.2947775563788824</text:p>
          </table:table-cell>
          <table:table-cell office:value-type="string" office:value="KrzywinskiStabell1984,LohneEtal2007,CreelEtal2022">
            <text:p>KrzywinskiStabell1984,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6368">
            <text:p>Poz-6368</text:p>
          </table:table-cell>
          <table:table-cell office:value-type="float" office:value="60.294666666666664">
            <text:p>60.294666666666664</text:p>
          </table:table-cell>
          <table:table-cell office:value-type="float" office:value="5.086666666666667">
            <text:p>5.086666666666667</text:p>
          </table:table-cell>
          <table:table-cell office:value-type="float" office:value="9520.0">
            <text:p>9520.0</text:p>
          </table:table-cell>
          <table:table-cell office:value-type="float" office:value="50.0">
            <text:p>50.0</text:p>
          </table:table-cell>
          <table:table-cell office:value-type="string" office:value="Leaf fragments; wood; moss stems">
            <text:p>Leaf fragments; wood; moss stem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8.7">
            <text:p>38.7</text:p>
          </table:table-cell>
          <table:table-cell office:value-type="float" office:value="1.35">
            <text:p>1.35</text:p>
          </table:table-cell>
          <table:table-cell office:value-type="float" office:value="1.3496815944618106">
            <text:p>1.3496815944618106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Lu-1357a">
            <text:p>Lu-1357a</text:p>
          </table:table-cell>
          <table:table-cell office:value-type="float" office:value="60.2483">
            <text:p>60.2483</text:p>
          </table:table-cell>
          <table:table-cell office:value-type="float" office:value="5.03">
            <text:p>5.03</text:p>
          </table:table-cell>
          <table:table-cell office:value-type="float" office:value="9150.0">
            <text:p>9150.0</text:p>
          </table:table-cell>
          <table:table-cell office:value-type="float" office:value="100.0">
            <text:p>10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92">
            <text:p>6.92</text:p>
          </table:table-cell>
          <table:table-cell office:value-type="float" office:value="1.27">
            <text:p>1.27</text:p>
          </table:table-cell>
          <table:table-cell office:value-type="float" office:value="1.2738483341170406">
            <text:p>1.2738483341170406</text:p>
          </table:table-cell>
          <table:table-cell office:value-type="string" office:value="StabellKrzywinski1978,LohneEtal2007,CreelEtal2022">
            <text:p>StabellKrzywinski1978,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6369">
            <text:p>Poz-6369</text:p>
          </table:table-cell>
          <table:table-cell office:value-type="float" office:value="60.294666666666664">
            <text:p>60.294666666666664</text:p>
          </table:table-cell>
          <table:table-cell office:value-type="float" office:value="5.086666666666667">
            <text:p>5.086666666666667</text:p>
          </table:table-cell>
          <table:table-cell office:value-type="float" office:value="9780.0">
            <text:p>9780.0</text:p>
          </table:table-cell>
          <table:table-cell office:value-type="float" office:value="50.0">
            <text:p>50.0</text:p>
          </table:table-cell>
          <table:table-cell office:value-type="string" office:value="Leaf fragments; twig; wood">
            <text:p>Leaf fragments; twig; 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8.7">
            <text:p>38.7</text:p>
          </table:table-cell>
          <table:table-cell office:value-type="float" office:value="1.35">
            <text:p>1.35</text:p>
          </table:table-cell>
          <table:table-cell office:value-type="float" office:value="1.3496815944618106">
            <text:p>1.3496815944618106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6371">
            <text:p>Poz-6371</text:p>
          </table:table-cell>
          <table:table-cell office:value-type="float" office:value="60.294666666666664">
            <text:p>60.294666666666664</text:p>
          </table:table-cell>
          <table:table-cell office:value-type="float" office:value="5.086666666666667">
            <text:p>5.086666666666667</text:p>
          </table:table-cell>
          <table:table-cell office:value-type="float" office:value="10080.0">
            <text:p>10080.0</text:p>
          </table:table-cell>
          <table:table-cell office:value-type="float" office:value="50.0">
            <text:p>50.0</text:p>
          </table:table-cell>
          <table:table-cell office:value-type="string" office:value="Leaf fragments (S. herbacea)">
            <text:p>Leaf fragments (S. herbacea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8.7">
            <text:p>38.7</text:p>
          </table:table-cell>
          <table:table-cell office:value-type="float" office:value="1.35">
            <text:p>1.35</text:p>
          </table:table-cell>
          <table:table-cell office:value-type="float" office:value="1.3496815944618106">
            <text:p>1.3496815944618106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6372">
            <text:p>Poz-6372</text:p>
          </table:table-cell>
          <table:table-cell office:value-type="float" office:value="60.294666666666664">
            <text:p>60.294666666666664</text:p>
          </table:table-cell>
          <table:table-cell office:value-type="float" office:value="5.086666666666667">
            <text:p>5.086666666666667</text:p>
          </table:table-cell>
          <table:table-cell office:value-type="float" office:value="10090.0">
            <text:p>10090.0</text:p>
          </table:table-cell>
          <table:table-cell office:value-type="float" office:value="50.0">
            <text:p>50.0</text:p>
          </table:table-cell>
          <table:table-cell office:value-type="string" office:value="Twig; leaf fragments">
            <text:p>Twig; leaf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8.7">
            <text:p>38.7</text:p>
          </table:table-cell>
          <table:table-cell office:value-type="float" office:value="1.35">
            <text:p>1.35</text:p>
          </table:table-cell>
          <table:table-cell office:value-type="float" office:value="1.3496815944618106">
            <text:p>1.3496815944618106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T-138">
            <text:p>T-138</text:p>
          </table:table-cell>
          <table:table-cell office:value-type="float" office:value="60.516666666666666">
            <text:p>60.516666666666666</text:p>
          </table:table-cell>
          <table:table-cell office:value-type="float" office:value="4.866666666666667">
            <text:p>4.866666666666667</text:p>
          </table:table-cell>
          <table:table-cell office:value-type="float" office:value="12200.0">
            <text:p>12200.0</text:p>
          </table:table-cell>
          <table:table-cell office:value-type="float" office:value="350.0">
            <text:p>35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1.19">
            <text:p>1.19</text:p>
          </table:table-cell>
          <table:table-cell office:value-type="float" office:value="1.192071540631867">
            <text:p>1.192071540631867</text:p>
          </table:table-cell>
          <table:table-cell office:value-type="string" office:value="Nydal1960,CreelEtal2022">
            <text:p>Nydal1960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T-139">
            <text:p>T-139</text:p>
          </table:table-cell>
          <table:table-cell office:value-type="float" office:value="60.516666666666666">
            <text:p>60.516666666666666</text:p>
          </table:table-cell>
          <table:table-cell office:value-type="float" office:value="4.866666666666667">
            <text:p>4.866666666666667</text:p>
          </table:table-cell>
          <table:table-cell office:value-type="float" office:value="12700.0">
            <text:p>12700.0</text:p>
          </table:table-cell>
          <table:table-cell office:value-type="float" office:value="350.0">
            <text:p>350.0</text:p>
          </table:table-cell>
          <table:table-cell office:value-type="string" office:value="mytilus edulis">
            <text:p>mytilus edulis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1.19">
            <text:p>1.19</text:p>
          </table:table-cell>
          <table:table-cell office:value-type="float" office:value="1.192071540631867">
            <text:p>1.192071540631867</text:p>
          </table:table-cell>
          <table:table-cell office:value-type="string" office:value="Nydal1960,CreelEtal2022">
            <text:p>Nydal1960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T-2636">
            <text:p>T-2636</text:p>
          </table:table-cell>
          <table:table-cell office:value-type="float" office:value="60.2017">
            <text:p>60.2017</text:p>
          </table:table-cell>
          <table:table-cell office:value-type="float" office:value="5.07">
            <text:p>5.07</text:p>
          </table:table-cell>
          <table:table-cell office:value-type="float" office:value="10180.0">
            <text:p>10180.0</text:p>
          </table:table-cell>
          <table:table-cell office:value-type="float" office:value="120.0">
            <text:p>12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5.82">
            <text:p>35.82</text:p>
          </table:table-cell>
          <table:table-cell office:value-type="float" office:value="1.45">
            <text:p>1.45</text:p>
          </table:table-cell>
          <table:table-cell office:value-type="float" office:value="1.4514865960816354">
            <text:p>1.4514865960816354</text:p>
          </table:table-cell>
          <table:table-cell office:value-type="string" office:value="KrzywinskiStabell1984,LohneEtal2007,CreelEtal2022">
            <text:p>KrzywinskiStabell1984,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Tua-3242">
            <text:p>Tua-3242</text:p>
          </table:table-cell>
          <table:table-cell office:value-type="float" office:value="60.4233">
            <text:p>60.4233</text:p>
          </table:table-cell>
          <table:table-cell office:value-type="float" office:value="4.98">
            <text:p>4.98</text:p>
          </table:table-cell>
          <table:table-cell office:value-type="float" office:value="9315.0">
            <text:p>9315.0</text:p>
          </table:table-cell>
          <table:table-cell office:value-type="float" office:value="70.0">
            <text:p>70.0</text:p>
          </table:table-cell>
          <table:table-cell office:value-type="string" office:value="twigs">
            <text:p>twig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9.82">
            <text:p>19.82</text:p>
          </table:table-cell>
          <table:table-cell office:value-type="float" office:value="1.42">
            <text:p>1.42</text:p>
          </table:table-cell>
          <table:table-cell office:value-type="float" office:value="1.4168720023182735">
            <text:p>1.4168720023182735</text:p>
          </table:table-cell>
          <table:table-cell office:value-type="string" office:value="BondevikEtal2006,CreelEtal2022">
            <text:p>BondevikEtal2006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6370">
            <text:p>Poz-6370</text:p>
          </table:table-cell>
          <table:table-cell office:value-type="float" office:value="60.294666666666664">
            <text:p>60.294666666666664</text:p>
          </table:table-cell>
          <table:table-cell office:value-type="float" office:value="5.086666666666667">
            <text:p>5.086666666666667</text:p>
          </table:table-cell>
          <table:table-cell office:value-type="float" office:value="9890.0">
            <text:p>9890.0</text:p>
          </table:table-cell>
          <table:table-cell office:value-type="float" office:value="50.0">
            <text:p>50.0</text:p>
          </table:table-cell>
          <table:table-cell office:value-type="string" office:value="Leaves (3); leaf fragments; Racomitrium">
            <text:p>Leaves (3); leaf fragments; Racomitrium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8.7">
            <text:p>38.7</text:p>
          </table:table-cell>
          <table:table-cell office:value-type="float" office:value="1.35">
            <text:p>1.35</text:p>
          </table:table-cell>
          <table:table-cell office:value-type="float" office:value="1.3496815944618106">
            <text:p>1.3496815944618106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T-2887a">
            <text:p>T-2887a</text:p>
          </table:table-cell>
          <table:table-cell office:value-type="float" office:value="60.24">
            <text:p>60.24</text:p>
          </table:table-cell>
          <table:table-cell office:value-type="float" office:value="5.03">
            <text:p>5.03</text:p>
          </table:table-cell>
          <table:table-cell office:value-type="float" office:value="7950.0">
            <text:p>7950.0</text:p>
          </table:table-cell>
          <table:table-cell office:value-type="float" office:value="220.0">
            <text:p>22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8.52">
            <text:p>8.52</text:p>
          </table:table-cell>
          <table:table-cell office:value-type="float" office:value="1.27">
            <text:p>1.27</text:p>
          </table:table-cell>
          <table:table-cell office:value-type="float" office:value="1.2737282923932474">
            <text:p>1.2737282923932474</text:p>
          </table:table-cell>
          <table:table-cell office:value-type="string" office:value="StabellKrzywinski1979,LohneEtal2007,CreelEtal2022">
            <text:p>StabellKrzywinski1979,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4817">
            <text:p>Poz-4817</text:p>
          </table:table-cell>
          <table:table-cell office:value-type="float" office:value="60.206833333333336">
            <text:p>60.206833333333336</text:p>
          </table:table-cell>
          <table:table-cell office:value-type="float" office:value="5.0855">
            <text:p>5.0855</text:p>
          </table:table-cell>
          <table:table-cell office:value-type="float" office:value="12090.0">
            <text:p>12090.0</text:p>
          </table:table-cell>
          <table:table-cell office:value-type="float" office:value="50.0">
            <text:p>50.0</text:p>
          </table:table-cell>
          <table:table-cell office:value-type="string" office:value="Racomitrium; Polytricum; twig">
            <text:p>Racomitrium; Polytricum; twig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9.12">
            <text:p>29.12</text:p>
          </table:table-cell>
          <table:table-cell office:value-type="float" office:value="1.41">
            <text:p>1.41</text:p>
          </table:table-cell>
          <table:table-cell office:value-type="float" office:value="1.4148580816434582">
            <text:p>1.4148580816434582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T-2885a">
            <text:p>T-2885a</text:p>
          </table:table-cell>
          <table:table-cell office:value-type="float" office:value="60.1967">
            <text:p>60.1967</text:p>
          </table:table-cell>
          <table:table-cell office:value-type="float" office:value="5.06">
            <text:p>5.06</text:p>
          </table:table-cell>
          <table:table-cell office:value-type="float" office:value="9970.0">
            <text:p>9970.0</text:p>
          </table:table-cell>
          <table:table-cell office:value-type="float" office:value="130.0">
            <text:p>13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0.52">
            <text:p>30.52</text:p>
          </table:table-cell>
          <table:table-cell office:value-type="float" office:value="1.42">
            <text:p>1.42</text:p>
          </table:table-cell>
          <table:table-cell office:value-type="float" office:value="1.4199478483064505">
            <text:p>1.4199478483064505</text:p>
          </table:table-cell>
          <table:table-cell office:value-type="string" office:value="KrzywinskiStabell1984,LohneEtal2007,CreelEtal2022">
            <text:p>KrzywinskiStabell1984,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Lu-1353a">
            <text:p>Lu-1353a</text:p>
          </table:table-cell>
          <table:table-cell office:value-type="float" office:value="60.2483">
            <text:p>60.2483</text:p>
          </table:table-cell>
          <table:table-cell office:value-type="float" office:value="5.036666666666667">
            <text:p>5.036666666666667</text:p>
          </table:table-cell>
          <table:table-cell office:value-type="float" office:value="9290.0">
            <text:p>9290.0</text:p>
          </table:table-cell>
          <table:table-cell office:value-type="float" office:value="95.0">
            <text:p>95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1.42">
            <text:p>11.42</text:p>
          </table:table-cell>
          <table:table-cell office:value-type="float" office:value="1.32">
            <text:p>1.32</text:p>
          </table:table-cell>
          <table:table-cell office:value-type="float" office:value="1.3225137476593103">
            <text:p>1.3225137476593103</text:p>
          </table:table-cell>
          <table:table-cell office:value-type="string" office:value="StabellKrzywinski1978,LohneEtal2007,CreelEtal2022">
            <text:p>StabellKrzywinski1978,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5096">
            <text:p>Poz-5096</text:p>
          </table:table-cell>
          <table:table-cell office:value-type="float" office:value="60.35">
            <text:p>60.35</text:p>
          </table:table-cell>
          <table:table-cell office:value-type="float" office:value="4.9943333333333335">
            <text:p>4.9943333333333335</text:p>
          </table:table-cell>
          <table:table-cell office:value-type="float" office:value="11440.0">
            <text:p>11440.0</text:p>
          </table:table-cell>
          <table:table-cell office:value-type="float" office:value="70.0">
            <text:p>70.0</text:p>
          </table:table-cell>
          <table:table-cell office:value-type="string" office:value="Racomitrium; Polytricum; leaf fragments">
            <text:p>Racomitrium; Polytricum; leaf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4.32">
            <text:p>24.32</text:p>
          </table:table-cell>
          <table:table-cell office:value-type="float" office:value="1.42">
            <text:p>1.42</text:p>
          </table:table-cell>
          <table:table-cell office:value-type="float" office:value="1.4237409958427805">
            <text:p>1.4237409958427805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5129">
            <text:p>Poz-5129</text:p>
          </table:table-cell>
          <table:table-cell office:value-type="float" office:value="60.294666666666664">
            <text:p>60.294666666666664</text:p>
          </table:table-cell>
          <table:table-cell office:value-type="float" office:value="5.086666666666667">
            <text:p>5.086666666666667</text:p>
          </table:table-cell>
          <table:table-cell office:value-type="float" office:value="10050.0">
            <text:p>10050.0</text:p>
          </table:table-cell>
          <table:table-cell office:value-type="float" office:value="50.0">
            <text:p>50.0</text:p>
          </table:table-cell>
          <table:table-cell office:value-type="string" office:value="S. herbacea and S. polaris leaves; Racomitrium">
            <text:p>S. herbacea and S. polaris leaves; Racomitrium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8.7">
            <text:p>38.7</text:p>
          </table:table-cell>
          <table:table-cell office:value-type="float" office:value="1.35">
            <text:p>1.35</text:p>
          </table:table-cell>
          <table:table-cell office:value-type="float" office:value="1.3496815944618106">
            <text:p>1.3496815944618106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5130">
            <text:p>Poz-5130</text:p>
          </table:table-cell>
          <table:table-cell office:value-type="float" office:value="60.294666666666664">
            <text:p>60.294666666666664</text:p>
          </table:table-cell>
          <table:table-cell office:value-type="float" office:value="5.086666666666667">
            <text:p>5.086666666666667</text:p>
          </table:table-cell>
          <table:table-cell office:value-type="float" office:value="10040.0">
            <text:p>10040.0</text:p>
          </table:table-cell>
          <table:table-cell office:value-type="float" office:value="50.0">
            <text:p>50.0</text:p>
          </table:table-cell>
          <table:table-cell office:value-type="string" office:value="S. herbacea leaves (3); leaf fragments">
            <text:p>S. herbacea leaves (3); leaf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8.7">
            <text:p>38.7</text:p>
          </table:table-cell>
          <table:table-cell office:value-type="float" office:value="1.35">
            <text:p>1.35</text:p>
          </table:table-cell>
          <table:table-cell office:value-type="float" office:value="1.3496815944618106">
            <text:p>1.3496815944618106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5131">
            <text:p>Poz-5131</text:p>
          </table:table-cell>
          <table:table-cell office:value-type="float" office:value="60.294666666666664">
            <text:p>60.294666666666664</text:p>
          </table:table-cell>
          <table:table-cell office:value-type="float" office:value="5.086666666666667">
            <text:p>5.086666666666667</text:p>
          </table:table-cell>
          <table:table-cell office:value-type="float" office:value="10910.0">
            <text:p>10910.0</text:p>
          </table:table-cell>
          <table:table-cell office:value-type="float" office:value="60.0">
            <text:p>60.0</text:p>
          </table:table-cell>
          <table:table-cell office:value-type="string" office:value="S. herbacea and S. polaris leaves; Racomitrium">
            <text:p>S. herbacea and S. polaris leaves; Racomitrium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8.7">
            <text:p>38.7</text:p>
          </table:table-cell>
          <table:table-cell office:value-type="float" office:value="1.35">
            <text:p>1.35</text:p>
          </table:table-cell>
          <table:table-cell office:value-type="float" office:value="1.3496815944618106">
            <text:p>1.3496815944618106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5132">
            <text:p>Poz-5132</text:p>
          </table:table-cell>
          <table:table-cell office:value-type="float" office:value="60.294666666666664">
            <text:p>60.294666666666664</text:p>
          </table:table-cell>
          <table:table-cell office:value-type="float" office:value="5.086666666666667">
            <text:p>5.086666666666667</text:p>
          </table:table-cell>
          <table:table-cell office:value-type="float" office:value="12130.0">
            <text:p>12130.0</text:p>
          </table:table-cell>
          <table:table-cell office:value-type="float" office:value="60.0">
            <text:p>60.0</text:p>
          </table:table-cell>
          <table:table-cell office:value-type="string" office:value="Leaf fragments">
            <text:p>Leaf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8.7">
            <text:p>38.7</text:p>
          </table:table-cell>
          <table:table-cell office:value-type="float" office:value="1.35">
            <text:p>1.35</text:p>
          </table:table-cell>
          <table:table-cell office:value-type="float" office:value="1.3496815944618106">
            <text:p>1.3496815944618106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T-2886a">
            <text:p>T-2886a</text:p>
          </table:table-cell>
          <table:table-cell office:value-type="float" office:value="60.24">
            <text:p>60.24</text:p>
          </table:table-cell>
          <table:table-cell office:value-type="float" office:value="5.03">
            <text:p>5.03</text:p>
          </table:table-cell>
          <table:table-cell office:value-type="float" office:value="9190.0">
            <text:p>9190.0</text:p>
          </table:table-cell>
          <table:table-cell office:value-type="float" office:value="140.0">
            <text:p>14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8.52">
            <text:p>8.52</text:p>
          </table:table-cell>
          <table:table-cell office:value-type="float" office:value="1.27">
            <text:p>1.27</text:p>
          </table:table-cell>
          <table:table-cell office:value-type="float" office:value="1.2737282923932474">
            <text:p>1.2737282923932474</text:p>
          </table:table-cell>
          <table:table-cell office:value-type="string" office:value="StabellKrzywinski1979,LohneEtal2007,CreelEtal2022">
            <text:p>StabellKrzywinski1979,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5134">
            <text:p>Poz-5134</text:p>
          </table:table-cell>
          <table:table-cell office:value-type="float" office:value="60.294666666666664">
            <text:p>60.294666666666664</text:p>
          </table:table-cell>
          <table:table-cell office:value-type="float" office:value="5.086666666666667">
            <text:p>5.086666666666667</text:p>
          </table:table-cell>
          <table:table-cell office:value-type="float" office:value="10060.0">
            <text:p>10060.0</text:p>
          </table:table-cell>
          <table:table-cell office:value-type="float" office:value="60.0">
            <text:p>60.0</text:p>
          </table:table-cell>
          <table:table-cell office:value-type="string" office:value="S. herbacea leaves (4); Racomitrium; leaf fragments">
            <text:p>S. herbacea leaves (4); Racomitrium; leaf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8.7">
            <text:p>38.7</text:p>
          </table:table-cell>
          <table:table-cell office:value-type="float" office:value="1.35">
            <text:p>1.35</text:p>
          </table:table-cell>
          <table:table-cell office:value-type="float" office:value="1.3496815944618106">
            <text:p>1.3496815944618106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5133">
            <text:p>Poz-5133</text:p>
          </table:table-cell>
          <table:table-cell office:value-type="float" office:value="60.294666666666664">
            <text:p>60.294666666666664</text:p>
          </table:table-cell>
          <table:table-cell office:value-type="float" office:value="5.086666666666667">
            <text:p>5.086666666666667</text:p>
          </table:table-cell>
          <table:table-cell office:value-type="float" office:value="10090.0">
            <text:p>10090.0</text:p>
          </table:table-cell>
          <table:table-cell office:value-type="float" office:value="60.0">
            <text:p>60.0</text:p>
          </table:table-cell>
          <table:table-cell office:value-type="string" office:value="S. herbacea leaves">
            <text:p>S. herbacea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8.7">
            <text:p>38.7</text:p>
          </table:table-cell>
          <table:table-cell office:value-type="float" office:value="1.35">
            <text:p>1.35</text:p>
          </table:table-cell>
          <table:table-cell office:value-type="float" office:value="1.3496815944618106">
            <text:p>1.3496815944618106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5136">
            <text:p>Poz-5136</text:p>
          </table:table-cell>
          <table:table-cell office:value-type="float" office:value="60.294666666666664">
            <text:p>60.294666666666664</text:p>
          </table:table-cell>
          <table:table-cell office:value-type="float" office:value="5.086666666666667">
            <text:p>5.086666666666667</text:p>
          </table:table-cell>
          <table:table-cell office:value-type="float" office:value="10270.0">
            <text:p>10270.0</text:p>
          </table:table-cell>
          <table:table-cell office:value-type="float" office:value="50.0">
            <text:p>50.0</text:p>
          </table:table-cell>
          <table:table-cell office:value-type="string" office:value="Twigs (2); leaf fragments">
            <text:p>Twigs (2); leaf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8.7">
            <text:p>38.7</text:p>
          </table:table-cell>
          <table:table-cell office:value-type="float" office:value="1.35">
            <text:p>1.35</text:p>
          </table:table-cell>
          <table:table-cell office:value-type="float" office:value="1.3496815944618106">
            <text:p>1.3496815944618106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5137">
            <text:p>Poz-5137</text:p>
          </table:table-cell>
          <table:table-cell office:value-type="float" office:value="60.294666666666664">
            <text:p>60.294666666666664</text:p>
          </table:table-cell>
          <table:table-cell office:value-type="float" office:value="5.086666666666667">
            <text:p>5.086666666666667</text:p>
          </table:table-cell>
          <table:table-cell office:value-type="float" office:value="11720.0">
            <text:p>11720.0</text:p>
          </table:table-cell>
          <table:table-cell office:value-type="float" office:value="60.0">
            <text:p>60.0</text:p>
          </table:table-cell>
          <table:table-cell office:value-type="string" office:value="Leaf fragments">
            <text:p>Leaf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8.7">
            <text:p>38.7</text:p>
          </table:table-cell>
          <table:table-cell office:value-type="float" office:value="1.35">
            <text:p>1.35</text:p>
          </table:table-cell>
          <table:table-cell office:value-type="float" office:value="1.3496815944618106">
            <text:p>1.3496815944618106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5184">
            <text:p>Poz-5184</text:p>
          </table:table-cell>
          <table:table-cell office:value-type="float" office:value="60.294666666666664">
            <text:p>60.294666666666664</text:p>
          </table:table-cell>
          <table:table-cell office:value-type="float" office:value="5.086666666666667">
            <text:p>5.086666666666667</text:p>
          </table:table-cell>
          <table:table-cell office:value-type="float" office:value="10940.0">
            <text:p>10940.0</text:p>
          </table:table-cell>
          <table:table-cell office:value-type="float" office:value="60.0">
            <text:p>60.0</text:p>
          </table:table-cell>
          <table:table-cell office:value-type="string" office:value="Leaves and leaf fragment; Racomitrium">
            <text:p>Leaves and leaf fragment; Racomitrium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8.7">
            <text:p>38.7</text:p>
          </table:table-cell>
          <table:table-cell office:value-type="float" office:value="1.35">
            <text:p>1.35</text:p>
          </table:table-cell>
          <table:table-cell office:value-type="float" office:value="1.3496815944618106">
            <text:p>1.3496815944618106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5185">
            <text:p>Poz-5185</text:p>
          </table:table-cell>
          <table:table-cell office:value-type="float" office:value="60.294666666666664">
            <text:p>60.294666666666664</text:p>
          </table:table-cell>
          <table:table-cell office:value-type="float" office:value="5.086666666666667">
            <text:p>5.086666666666667</text:p>
          </table:table-cell>
          <table:table-cell office:value-type="float" office:value="9980.0">
            <text:p>9980.0</text:p>
          </table:table-cell>
          <table:table-cell office:value-type="float" office:value="50.0">
            <text:p>50.0</text:p>
          </table:table-cell>
          <table:table-cell office:value-type="string" office:value="S. herbacea leaves; leaf fragments">
            <text:p>S. herbacea leaves; leaf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39.32">
            <text:p>39.32</text:p>
          </table:table-cell>
          <table:table-cell office:value-type="float" office:value="1.49">
            <text:p>1.49</text:p>
          </table:table-cell>
          <table:table-cell office:value-type="float" office:value="1.4902346758399765">
            <text:p>1.4902346758399765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T-2884a">
            <text:p>T-2884a</text:p>
          </table:table-cell>
          <table:table-cell office:value-type="float" office:value="60.24">
            <text:p>60.24</text:p>
          </table:table-cell>
          <table:table-cell office:value-type="float" office:value="5.03">
            <text:p>5.03</text:p>
          </table:table-cell>
          <table:table-cell office:value-type="float" office:value="4410.0">
            <text:p>4410.0</text:p>
          </table:table-cell>
          <table:table-cell office:value-type="float" office:value="100.0">
            <text:p>10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8.52">
            <text:p>8.52</text:p>
          </table:table-cell>
          <table:table-cell office:value-type="float" office:value="1.27">
            <text:p>1.27</text:p>
          </table:table-cell>
          <table:table-cell office:value-type="float" office:value="1.2737282923932474">
            <text:p>1.2737282923932474</text:p>
          </table:table-cell>
          <table:table-cell office:value-type="string" office:value="StabellKrzywinski1979,CreelEtal2022">
            <text:p>StabellKrzywinski1979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5135">
            <text:p>Poz-5135</text:p>
          </table:table-cell>
          <table:table-cell office:value-type="float" office:value="60.294666666666664">
            <text:p>60.294666666666664</text:p>
          </table:table-cell>
          <table:table-cell office:value-type="float" office:value="5.086666666666667">
            <text:p>5.086666666666667</text:p>
          </table:table-cell>
          <table:table-cell office:value-type="float" office:value="10170.0">
            <text:p>10170.0</text:p>
          </table:table-cell>
          <table:table-cell office:value-type="float" office:value="60.0">
            <text:p>60.0</text:p>
          </table:table-cell>
          <table:table-cell office:value-type="string" office:value="S. herbacea leaves (3); Racomitrium; leaf fragments">
            <text:p>S. herbacea leaves (3); Racomitrium; leaf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39.32">
            <text:p>39.32</text:p>
          </table:table-cell>
          <table:table-cell office:value-type="float" office:value="1.49">
            <text:p>1.49</text:p>
          </table:table-cell>
          <table:table-cell office:value-type="float" office:value="1.4902346758399765">
            <text:p>1.4902346758399765</text:p>
          </table:table-cell>
          <table:table-cell office:value-type="string" office:value="LohneEtal2007,CreelEtal2022">
            <text:p>LohneEtal2007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